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60cff" officeooo:paragraph-rsid="00160cf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60cff" officeooo:paragraph-rsid="00160cf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6472e" officeooo:paragraph-rsid="0016472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60cff" officeooo:paragraph-rsid="00160cff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fo:font-size="12pt" fo:font-weight="normal" officeooo:rsid="0016472e" officeooo:paragraph-rsid="0016472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16472e" officeooo:paragraph-rsid="0016472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175f10" officeooo:paragraph-rsid="00175f1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17ed77" officeooo:paragraph-rsid="0017ed7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18bb19" officeooo:paragraph-rsid="0018bb1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193a7b" officeooo:paragraph-rsid="00193a7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19fc75" officeooo:paragraph-rsid="0019fc7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1cbac4" officeooo:paragraph-rsid="001cbac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1cbac4" officeooo:paragraph-rsid="0019fc7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1d013c" officeooo:paragraph-rsid="0019fc7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bold" officeooo:rsid="0019fc75" officeooo:paragraph-rsid="0019fc75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style="italic" fo:font-weight="normal" officeooo:rsid="001cbac4" officeooo:paragraph-rsid="001cbac4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style="normal" fo:font-weight="normal" officeooo:rsid="001cbac4" officeooo:paragraph-rsid="001cbac4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style="normal" fo:font-weight="normal" officeooo:rsid="002164a3" officeooo:paragraph-rsid="002164a3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style="normal" fo:font-weight="normal" officeooo:rsid="002309f0" officeooo:paragraph-rsid="002309f0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style="normal" fo:font-weight="normal" officeooo:rsid="00269385" officeooo:paragraph-rsid="00269385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style="normal" fo:font-weight="normal" officeooo:rsid="002ae5c0" officeooo:paragraph-rsid="002ae5c0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style="normal" fo:font-weight="bold" officeooo:rsid="002164a3" officeooo:paragraph-rsid="002164a3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style="normal" fo:font-weight="bold" officeooo:rsid="002309f0" officeooo:paragraph-rsid="002309f0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text-line-through-style="none" style:text-line-through-type="none" style:font-name="apple-system" fo:font-size="10.5pt" fo:font-style="normal" fo:font-weight="bold" officeooo:rsid="002f6c47" officeooo:paragraph-rsid="002f6c47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apple-system" fo:font-size="10.5pt"/>
    </style:style>
    <style:style style:name="P26" style:family="paragraph" style:parent-style-name="Text_20_body">
      <style:paragraph-properties style:writing-mode="lr-tb"/>
      <style:text-properties style:font-name="apple-system" fo:font-size="10.5pt"/>
    </style:style>
    <style:style style:name="P27" style:family="paragraph" style:parent-style-name="Text_20_body">
      <style:paragraph-properties style:writing-mode="lr-tb"/>
      <style:text-properties style:font-name="apple-system" fo:font-size="10.5pt" officeooo:paragraph-rsid="002f6c47"/>
    </style:style>
    <style:style style:name="P28" style:family="paragraph" style:parent-style-name="Text_20_body">
      <style:paragraph-properties style:writing-mode="lr-tb"/>
    </style:style>
    <style:style style:name="P29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193a7b" officeooo:paragraph-rsid="00193a7b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3112c7" officeooo:paragraph-rsid="003112c7" style:font-size-asian="10.5pt" style:font-weight-asian="normal" style:font-size-complex="12pt" style:font-weight-complex="normal"/>
    </style:style>
    <style:style style:name="T1" style:family="text">
      <style:text-properties officeooo:rsid="0016472e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8bb19"/>
    </style:style>
    <style:style style:name="T5" style:family="text">
      <style:text-properties officeooo:rsid="00193a7b"/>
    </style:style>
    <style:style style:name="T6" style:family="text">
      <style:text-properties officeooo:rsid="0019fc7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dfb34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cbac4" style:font-weight-asian="normal" style:font-weight-complex="normal"/>
    </style:style>
    <style:style style:name="T12" style:family="text">
      <style:text-properties fo:font-weight="normal" officeooo:rsid="001d013c" style:font-weight-asian="normal" style:font-weight-complex="normal"/>
    </style:style>
    <style:style style:name="T13" style:family="text">
      <style:text-properties fo:font-weight="normal" officeooo:rsid="002309f0" style:font-weight-asian="normal" style:font-weight-complex="normal"/>
    </style:style>
    <style:style style:name="T14" style:family="text">
      <style:text-properties officeooo:rsid="002164a3"/>
    </style:style>
    <style:style style:name="T15" style:family="text">
      <style:text-properties officeooo:rsid="0027a38b"/>
    </style:style>
    <style:style style:name="T16" style:family="text">
      <style:text-properties style:font-name="apple-system" fo:font-size="10.5pt"/>
    </style:style>
    <style:style style:name="T17" style:family="text">
      <style:text-properties officeooo:rsid="002f6c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</text:p>
      <text:p text:style-name="P1"/>
      <text:p text:style-name="P2">docker — це сервіс для запуску застосунків в контейнерах</text:p>
      <text:p text:style-name="P2"/>
      <text:p text:style-name="P4">переваги:</text:p>
      <text:p text:style-name="P2">- застосунки запускаються в ізольованому середовищі</text:p>
      <text:p text:style-name="P2">- легко запускати застосунки на різних серверах</text:p>
      <text:p text:style-name="P2">- всі залежності застосунку встановлюються в середині контейнера</text:p>
      <text:p text:style-name="P2">- легко маштатабуються шлахом збільшення контейнерів</text:p>
      <text:p text:style-name="P2"/>
      <text:p text:style-name="P2">-------------------------------------------------------------------------------------------------------------------</text:p>
      <text:p text:style-name="P3"><text:span text:style-name="T3">компоненти</text:span> :</text:p>
      <text:p text:style-name="P3"/>
      <text:p text:style-name="P3">- контейнер — це самий маленький компонент в світі docker</text:p>
      <text:p text:style-name="P3"/>
      <text:p text:style-name="P2">-<text:span text:style-name="T1">клієнт(client) — за допомогою клієнта можна підключатися до служби docker</text:span></text:p>
      <text:p text:style-name="P2"/>
      <text:p text:style-name="P6">-служба(daemon)- відповідає за всі задачі створення контейнера та обробку запросів від клієнта</text:p>
      <text:p text:style-name="P6"/>
      <text:p text:style-name="P6">-host — компютер на якому запущений docker</text:p>
      <text:p text:style-name="P6"/>
      <text:p text:style-name="P6">-образ(image) — основа для створення контейнерів</text:p>
      <text:p text:style-name="P6"/>
      <text:p text:style-name="P6">-репозиторій — місце де знаходяться різні версії образів</text:p>
      <text:p text:style-name="P5"/>
      <text:p text:style-name="P5">-<text:span text:style-name="T2">реєстр — місце де знаходяться різні репозиторії(docker hub)</text:span></text:p>
      <text:p text:style-name="P5"/>
      <text:p text:style-name="P5">------------------------------------------------------------------------------------------------------------------------</text:p>
      <text:p text:style-name="P6"/>
      <text:p text:style-name="P7">всі контейнери на одному хості docker розприділяють між собою всі доступні ресірси (память,процесор,мережеві ресурси) та використовують загальне ядро linux на хості</text:p>
      <text:p text:style-name="P7"/>
      <text:p text:style-name="P7">кожен образ складається з слоїв, кожен слой це набор файлів. У кожного образа є базовий слой та слої які добавляються до базавого.</text:p>
      <text:p text:style-name="P7"/>
      <text:p text:style-name="P8">Репозиторій — це набор версій одного і того ж образа. У кожної версії можуть бути <text:span text:style-name="T5">св</text:span>ої тегі(версії)</text:p>
      <text:p text:style-name="P8"/>
      <text:p text:style-name="P8">------------------------------------------------------------------------------------------------------------------------</text:p>
      <text:p text:style-name="P8"/>
      <text:p text:style-name="P8">docker version </text:p>
      <text:p text:style-name="P8"/>
      <text:p text:style-name="P8">docker ps -a <text:s text:c="2"/><text:tab/><text:tab/><text:tab/><text:tab/><text:tab/>список запущених та зупинених контейнерів</text:p>
      <text:p text:style-name="P8"/>
      <text:p text:style-name="P8">docker ps <text:s text:c="7"/><text:tab/><text:tab/><text:tab/><text:tab/><text:tab/>список запущений контейнер</text:p>
      <text:p text:style-name="P8"/>
      <text:p text:style-name="P8">docker images <text:s/><text:tab/><text:tab/><text:tab/><text:tab/> список локальних образів</text:p>
      <text:p text:style-name="P8"/>
      <text:p text:style-name="P8">docker run &lt;name image&gt;&lt;:<text:span text:style-name="T4">tag</text:span>&gt;<text:tab/><text:tab/>створити та запустити контейнер</text:p>
      <text:p text:style-name="P8"/>
      <text:p text:style-name="P9"><text:soft-page-break/>docker system prune -a<text:tab/><text:tab/><text:tab/><text:span text:style-name="T15">видалити всі імеджі</text:span></text:p>
      <text:p text:style-name="P9"/>
      <text:p text:style-name="P9">docker run -it &lt;name image or id&gt;<text:tab/><text:tab/>підключитися всередину контейнера </text:p>
      <text:p text:style-name="P9"/>
      <text:p text:style-name="P9">docker <text:span text:style-name="T5">container prune<text:tab/><text:tab/><text:tab/>видалити всі зупинені контейнери </text:span></text:p>
      <text:p text:style-name="P9"/>
      <text:p text:style-name="P10">docker run -d nginx<text:tab/><text:tab/><text:tab/><text:tab/>запустити у фоновому режимі</text:p>
      <text:p text:style-name="P10"/>
      <text:p text:style-name="P10">docker container inspect &lt;id or name&gt;<text:tab/>побачити деталі контейнера </text:p>
      <text:p text:style-name="P10"/>
      <text:p text:style-name="P10">docker stop &lt;id or name&gt;<text:tab/><text:tab/><text:tab/>зупинити контейнер (в фоновому режимі)</text:p>
      <text:p text:style-name="P10">docker <text:span text:style-name="T6">kill</text:span></text:p>
      <text:p text:style-name="P10"/>
      <text:p text:style-name="P10"/>
      <text:p text:style-name="P30">docker exet -it &lt;id or name&gt; <text:span text:style-name="T7">bin</text:span><text:span text:style-name="T8">/sh</text:span></text:p>
      <text:p text:style-name="P11">docker exec -it &lt;id or name&gt; bash<text:tab/><text:tab/>виконати команду в запущеному контейнері. Можна напустити люби процес якщо контейнер запущений</text:p>
      <text:p text:style-name="P11"/>
      <text:p text:style-name="P11">docker run -d - - name my_name &lt;image&gt; <text:s text:c="2"/><text:tab/>назвати контейнер</text:p>
      <text:p text:style-name="P11"/>
      <text:p text:style-name="P11">docker run -p 8080:80 nginx<text:tab/><text:tab/><text:tab/>проброс портів(зовнішній порт та порт контейнера)</text:p>
      <text:p text:style-name="P11">публікація портів контейнера </text:p>
      <text:p text:style-name="P11"/>
      <text:p text:style-name="P11">docker run -v ${PWD}:/usr/share/nginx/html nginx<text:tab/>підключення томів/мепінг томів </text:p>
      <text:p text:style-name="P11">шлях до локальної папки, щлях до папки в середині контейнера </text:p>
      <text:p text:style-name="P11"/>
      <text:p text:style-name="P11">docker run -it —rm &lt;imade&gt; <text:tab/>--rm <text:s/>автоматично видалити після зупинки</text:p>
      <text:p text:style-name="P11"/>
      <text:p text:style-name="P11">------------------------------------------------------------------------------------------------------------------------</text:p>
      <text:p text:style-name="P11"/>
      <text:p text:style-name="P15">створення образів (image)</text:p>
      <text:p text:style-name="P15"/>
      <text:p text:style-name="P15">- <text:span text:style-name="T11">створити Dockerfile</text:span></text:p>
      <text:p text:style-name="P13"/>
      <text:p text:style-name="P13">-зазвичай Dockerfile розміщають в папці застосунку</text:p>
      <text:p text:style-name="P13"/>
      <text:p text:style-name="P13">-Dockerfile має інструкції по створеню образа </text:p>
      <text:p text:style-name="P13"/>
      <text:p text:style-name="P15"><text:span text:style-name="T11">-при створені </text:span><text:span text:style-name="T12">образа вказують імя та тег </text:span></text:p>
      <text:p text:style-name="P14"/>
      <text:p text:style-name="P14">-на основі готового образа можна створювати контейнери</text:p>
      <text:p text:style-name="P11"/>
      <text:p text:style-name="P11"/>
      <text:p text:style-name="P12">docker build . <text:tab/><text:tab/><text:tab/><text:tab/><text:tab/>ст<text:span text:style-name="T14">в</text:span>орити образ</text:p>
      <text:p text:style-name="P12"/>
      <text:p text:style-name="P12">docker biuld <text:span text:style-name="T7">/ home /dima /Dockerfile<text:tab/>створи образ</text:span></text:p>
      <text:p text:style-name="P16"/>
      <text:p text:style-name="P12"><text:span text:style-name="T7">docker </text:span><text:span text:style-name="T8">biuld -f file.exe<text:tab/><text:tab/><text:tab/>створити з файлу яки не зветься dockerfile</text:span></text:p>
      <text:p text:style-name="P17"/>
      <text:p text:style-name="P12"><text:span text:style-name="T8">docker build . -</text:span><text:span text:style-name="T9">t </text:span><text:span text:style-name="T8">my-calendar :4.1.3<text:tab/><text:tab/>створити образ та додати імя та тег</text:span></text:p>
      <text:p text:style-name="P17"/>
      <text:p text:style-name="P18">------------------------------------------------------------------------------------------------------------------------</text:p>
      <text:p text:style-name="P18"><text:soft-page-break/></text:p>
      <text:p text:style-name="P22">DOCKER COMPOSE — <text:span text:style-name="T10">дозволяє запускати декілька контейнерів одною командою, а також </text:span></text:p>
      <text:p text:style-name="P18"/>
      <text:p text:style-name="P18">ці контейнери можна зупинити та видалити також одною командою</text:p>
      <text:p text:style-name="P18">імперативний підхід — виконувати якісь задачі кожен через команду в терміналі(run, build,..)</text:p>
      <text:p text:style-name="P18"/>
      <text:p text:style-name="P18">(давати <text:s/>докеру інструкцію кожен раз для виконання певної дії)</text:p>
      <text:p text:style-name="P18"/>
      <text:p text:style-name="P22"><text:span text:style-name="T10">декларативний підхід — описуємо бажаний результат </text:span><text:span text:style-name="T13">в файлі .yml</text:span><text:span text:style-name="T10"> (хочу зробити N кількість контейнерів, </text:span></text:p>
      <text:p text:style-name="P18"/>
      <text:p text:style-name="P18">які порти мають бути відкриті, тощо). Створюються за допомогою .yml файлу </text:p>
      <text:p text:style-name="P18"/>
      <text:p text:style-name="P18">формат YAML : список, словник </text:p>
      <text:p text:style-name="P18"/>
      <text:p text:style-name="P23">переваги docker compose:</text:p>
      <text:p text:style-name="P19"/>
      <text:p text:style-name="P19">- декларативний підхід по створенню кентейнерів</text:p>
      <text:p text:style-name="P19"/>
      <text:p text:style-name="P19">-всі необхідні контейнери запускаються одною командою</text:p>
      <text:p text:style-name="P19"/>
      <text:p text:style-name="P19">-автоматичне створення необхідного образа на основі Dockerfile кожного застосунку</text:p>
      <text:p text:style-name="P19"/>
      <text:p text:style-name="P19">-автоматичне створення ізольованої мережі для взаємодії контейнерів</text:p>
      <text:p text:style-name="P19"/>
      <text:p text:style-name="P19">-за допомогою <text:s/>DNS можливо взаємодія між контейнерами використоюючи імена сервісів</text:p>
      <text:p text:style-name="P19"/>
      <text:p text:style-name="P19">------------------------------------------------------------------------------------------------------------------------</text:p>
      <text:p text:style-name="P19"/>
      <text:p text:style-name="P20">зайти в папку де знаходиться файл docker-compose.yml</text:p>
      <text:p text:style-name="P20"/>
      <text:p text:style-name="P20">docker-compose up<text:tab/><text:tab/><text:tab/><text:tab/>запуск компоус</text:p>
      <text:p text:style-name="P20"/>
      <text:p text:style-name="P20">docker-compose up -d<text:tab/><text:tab/><text:tab/>запустити в фоновому режимі</text:p>
      <text:p text:style-name="P20"/>
      <text:p text:style-name="P20">docker-compose down<text:tab/><text:tab/><text:tab/>зупинити та видалити контейнери в компоус</text:p>
      <text:p text:style-name="P20"/>
      <text:p text:style-name="P20">docker-compose up -d - -build<text:tab/><text:tab/>перестворити образ в compose (даємо докеру </text:p>
      <text:p text:style-name="P20"/>
      <text:p text:style-name="P20">інструкцію заново створити всі необхідні образи)</text:p>
      <text:p text:style-name="P20"/>
      <text:p text:style-name="P21">docker logs &lt;id&gt;<text:tab/><text:tab/><text:tab/><text:tab/>вивести логі </text:p>
      <text:p text:style-name="P20"/>
      <text:p text:style-name="P20"/>
      <text:p text:style-name="P20"><text:lin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>root@dima:/home/dima/test/container-id-web-server# docker swarm init --advertise-addr 10.10.13.150</text:p>
      <text:p text:style-name="P18"/>
      <text:p text:style-name="P18"/>
      <text:p text:style-name="P18">root@dima:/home/dima/test/container-id-web-server# docker swarm leave</text:p>
      <text:p text:style-name="P18"/>
      <text:p text:style-name="P18"/>
      <text:p text:style-name="P18">root@dima:/home/dima/test/container-id-web-server# docker swarm leave —force</text:p>
      <text:p text:style-name="P18"/>
      <text:p text:style-name="P18"/>
      <text:p text:style-name="P18">root@dima:/home/dima/test/container-id-web-server# docker swarm init --advertise-addr 10.10.13.150</text:p>
      <text:p text:style-name="P18"/>
      <text:p text:style-name="P18"/>
      <text:p text:style-name="P18"/>
      <text:p text:style-name="P18">---------------------------------------------------------------------------------------</text:p>
      <text:p text:style-name="P24">DOCKER SWARM</text:p>
      <text:p text:style-name="P26">apt update</text:p>
      <text:p text:style-name="P26">snap istall docker</text:p>
      <text:p text:style-name="P26">docker swarm init --advertise-addr  192.168.1.56</text:p>
      <text:p text:style-name="P25"/>
      <text:p text:style-name="P26">docker swarm join-token manager   глянути токен і команду мастера<text:line-break/>docker swarm join-token worker    глянути токен і команду воркера</text:p>
      <text:p text:style-name="P25"/>
      <text:p text:style-name="P26">docker node ls</text:p>
      <text:p text:style-name="P25"/>
      <text:p text:style-name="P26">docker service create --name test1 -p 8080:80 --mode global francois/apache-hostname</text:p>
      <text:p text:style-name="P25"/>
      <text:p text:style-name="P26">docker servece ls</text:p>
      <text:p text:style-name="P25"/>
      <text:p text:style-name="P26">docker rm -f id</text:p>
      <text:p text:style-name="P25"/>
      <text:p text:style-name="P26">docker swarm init --force-new-cluster</text:p>
      <text:p text:style-name="P25"/>
      <text:p text:style-name="P26">docker swarm leave</text:p>
      <text:p text:style-name="P27">docker swarm leave --<text:span text:style-name="T17">force</text:span></text:p>
      <text:p text:style-name="P28"><text:a xlink:type="simple" xlink:href="https://docs.docker.com/reference/cli/docker/swarm/" office:target-frame-name="_blank" xlink:show="new" text:style-name="Internet_20_link" text:visited-style-name="Visited_20_Internet_20_Link"><text:span text:style-name="T16">https://docs.docker.com/reference/cli/docker/swarm/</text:span></text:a></text:p>
      <text:p text:style-name="P25">docker swarm</text:p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5:13:44.701883415</meta:creation-date>
    <dc:date>2024-05-19T17:57:09.085308469</dc:date>
    <meta:editing-duration>PT2H36M45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5" meta:paragraph-count="94" meta:word-count="638" meta:character-count="5564" meta:non-whitespace-character-count="4929"/>
  </office:meta>
</office:document-meta>
</file>